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75/30" office:value-type="float" office:value="0.758333333333333" calcext:value-type="float">
            <text:p>0.7583333333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25.5/3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table:formula="of:=15/3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19/30" office:value-type="float" office:value="0.633333333333333" calcext:value-type="float">
            <text:p>0.6333333333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1.5/30"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7.5/30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5/30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30" office:value-type="float" office:value="0.816666666666667" calcext:value-type="float">
            <text:p>0.8166666667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5/3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8.5/3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8.5/3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20/30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30"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19">00/00/0000</text:date>, <text:time style:data-style-name="N2" text:time-value="16:07:07.09680519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3-19T16:12:32.200026165</dc:date>
    <meta:editing-duration>PT1H6M38S</meta:editing-duration>
    <meta:editing-cycles>22</meta:editing-cycles>
    <meta:document-statistic meta:table-count="1" meta:cell-count="203" meta:object-count="0"/>
  </office:meta>
</office:document-meta>
</file>